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c824" officeooo:paragraph-rsid="001ec824"/>
    </style:style>
    <style:style style:name="P2" style:family="paragraph" style:parent-style-name="Standard">
      <style:text-properties officeooo:paragraph-rsid="001ec824"/>
    </style:style>
    <style:style style:name="P3" style:family="paragraph" style:parent-style-name="Standard">
      <style:paragraph-properties fo:text-align="center" style:justify-single-word="false"/>
      <style:text-properties officeooo:paragraph-rsid="001ec824"/>
    </style:style>
    <style:style style:name="P4" style:family="paragraph" style:parent-style-name="Standard">
      <style:text-properties officeooo:paragraph-rsid="0028add1"/>
    </style:style>
    <style:style style:name="P5" style:family="paragraph" style:parent-style-name="Standard">
      <style:text-properties style:font-name="Monospace" officeooo:paragraph-rsid="0028add1"/>
    </style:style>
    <style:style style:name="P6" style:family="paragraph" style:parent-style-name="Standard">
      <style:text-properties style:font-name="Monospace" officeooo:rsid="0028add1" officeooo:paragraph-rsid="0028add1"/>
    </style:style>
    <style:style style:name="P7" style:family="paragraph" style:parent-style-name="Standard">
      <style:text-properties officeooo:paragraph-rsid="002e32e7"/>
    </style:style>
    <style:style style:name="P8" style:family="paragraph" style:parent-style-name="Standard">
      <style:text-properties officeooo:rsid="002e961d" officeooo:paragraph-rsid="002e961d"/>
    </style:style>
    <style:style style:name="P9" style:family="paragraph" style:parent-style-name="Standard">
      <style:text-properties officeooo:paragraph-rsid="002e961d"/>
    </style:style>
    <style:style style:name="P10" style:family="paragraph" style:parent-style-name="Standard">
      <style:text-properties officeooo:paragraph-rsid="002fa7e2"/>
    </style:style>
    <style:style style:name="P11" style:family="paragraph" style:parent-style-name="Standard">
      <style:text-properties officeooo:paragraph-rsid="00315d53"/>
    </style:style>
    <style:style style:name="P12" style:family="paragraph" style:parent-style-name="Standard">
      <style:text-properties officeooo:paragraph-rsid="00342fc4"/>
    </style:style>
    <style:style style:name="P13" style:family="paragraph" style:parent-style-name="Standard">
      <style:text-properties officeooo:paragraph-rsid="00368d35"/>
    </style:style>
    <style:style style:name="P14" style:family="paragraph" style:parent-style-name="Standard">
      <style:text-properties officeooo:rsid="00368d35" officeooo:paragraph-rsid="00368d35"/>
    </style:style>
    <style:style style:name="P15" style:family="paragraph" style:parent-style-name="Standard">
      <style:text-properties officeooo:rsid="003810e9" officeooo:paragraph-rsid="003810e9"/>
    </style:style>
    <style:style style:name="P16" style:family="paragraph" style:parent-style-name="Standard">
      <style:text-properties officeooo:paragraph-rsid="0038a20d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315d53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paragraph-rsid="00342fc4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Monospace" officeooo:rsid="0032d932" officeooo:paragraph-rsid="00342fc4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officeooo:paragraph-rsid="0028add1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officeooo:paragraph-rsid="00315d53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officeooo:paragraph-rsid="0032d932"/>
    </style:style>
    <style:style style:name="P23" style:family="paragraph" style:parent-style-name="Standard">
      <style:text-properties officeooo:paragraph-rsid="0028add1"/>
    </style:style>
    <style:style style:name="P24" style:family="paragraph" style:parent-style-name="Standard">
      <style:text-properties officeooo:paragraph-rsid="003c84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add1" style:font-weight-asian="bold" style:font-weight-complex="bold"/>
    </style:style>
    <style:style style:name="T3" style:family="text">
      <style:text-properties officeooo:rsid="0028add1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2e961d"/>
    </style:style>
    <style:style style:name="T6" style:family="text">
      <style:text-properties officeooo:rsid="002fa7e2"/>
    </style:style>
    <style:style style:name="T7" style:family="text">
      <style:text-properties officeooo:rsid="002fbfed"/>
    </style:style>
    <style:style style:name="T8" style:family="text">
      <style:text-properties officeooo:rsid="00315d53"/>
    </style:style>
    <style:style style:name="T9" style:family="text">
      <style:text-properties style:font-name="Monospace" officeooo:rsid="0028add1"/>
    </style:style>
    <style:style style:name="T10" style:family="text">
      <style:text-properties style:font-name="Monospace" officeooo:rsid="0032d932"/>
    </style:style>
    <style:style style:name="T11" style:family="text">
      <style:text-properties style:font-name="Monospace" officeooo:rsid="003c8414"/>
    </style:style>
    <style:style style:name="T12" style:family="text">
      <style:text-properties officeooo:rsid="0032d932"/>
    </style:style>
    <style:style style:name="T13" style:family="text">
      <style:text-properties officeooo:rsid="0038a20d"/>
    </style:style>
    <style:style style:name="T14" style:family="text">
      <style:text-properties officeooo:rsid="003c84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U3. Ejercicios. </text:span><text:span text:style-name="T2">Repaso c</text:span><text:span text:style-name="T1">omandos básicos II </text:span></text:p>
      <text:p text:style-name="P2"/>
      <text:p text:style-name="P2">Escribe debajo de cada apartado el(los) comando(s) necesario(s) para realizar la acción que se demanda en el ejercicio. Entrega el ejercicio en formato PDF. </text:p>
      <text:p text:style-name="P2"/>
      <text:p text:style-name="P4">1. Visualiza el calendario correspondiente al mes de junio de 1995.</text:p>
      <text:p text:style-name="P5"><text:tab/><text:span text:style-name="T3">cal -m 6 1995</text:span></text:p>
      <text:p text:style-name="P4"/>
      <text:p text:style-name="P4">2. Obtén el calendario completo del año 1978.</text:p>
      <text:p text:style-name="P6"><text:tab/>cal -jy 1978</text:p>
      <text:p text:style-name="P4"/>
      <text:p text:style-name="P4">3. Busca las diferencias entre los archives /etc/passwd y /etc/passwd-.</text:p>
      <text:p text:style-name="P6"><text:tab/>diff /etc/passwd /etc/passwd-</text:p>
      <text:p text:style-name="P4"/>
      <text:p text:style-name="P4">4. Busca las diferencias entre los archivos /etc/passwd- y /etc/passwd y guardarlas en el fichero “diferencias.txt”.</text:p>
      <text:p text:style-name="P6"><text:tab/>diff /etc/passwd- /etc/passwd &gt; diferencias.txt</text:p>
      <text:p text:style-name="P4"/>
      <text:p text:style-name="P4">5. Muestra todos los archivos que se encuentran a partir del directorio raíz, bajando dos subdirectorios y sin mostrar los errores.</text:p>
      <text:p text:style-name="P6"><text:tab/>find / -maxdepth 3 -print 2&gt;/dev/null</text:p>
      <text:p text:style-name="P4"/>
      <text:p text:style-name="P4"><text:span text:style-name="T4">6. Muestra el</text:span> nombre de todos los ficheros del directorio /etc que corresponden al mes de septiembre.</text:p>
      <text:p text:style-name="P6"><text:tab/>ls -l /etc/ | grep sep</text:p>
      <text:p text:style-name="P4"/>
      <text:p text:style-name="P4">7. Cuenta el número de ficheros del directorio /etc que corresponden al mes de enero.</text:p>
      <text:p text:style-name="P6"><text:tab/>ls -l /etc/ | grep ene | wc -l</text:p>
      <text:p text:style-name="P4"/>
      <text:p text:style-name="P4">8. Muestra los nombres de los ficheros del directorio /etc creados en octubre, ordenados por tamaños y enumerados (ayúdate del comando nl).</text:p>
      <text:p text:style-name="P6"><text:tab/>ls -lS /etc/ | grep oct | nl</text:p>
      <text:p text:style-name="P4"/>
      <text:p text:style-name="P7">9. Ejecuta los siguientes comandos y explica qué hace cada uno de ellos</text:p>
      <text:p text:style-name="P7"><text:tab/>a) sort /etc/passwd </text:p>
      <text:p text:style-name="P7"><text:tab/><text:tab/><text:span text:style-name="T5">Ordena alfabetic</text:span><text:span text:style-name="T6">ce</text:span><text:span text:style-name="T5">amente la salida del fichero /etc/passwd</text:span></text:p>
      <text:p text:style-name="P7"/>
      <text:p text:style-name="P7"><text:tab/>b) sort -r /etc/passwd </text:p>
      <text:p text:style-name="P9"><text:tab/><text:tab/><text:span text:style-name="T5">Ordena de forma inversa alfabeticamente la salida del fichero /etc/passwd</text:span></text:p>
      <text:p text:style-name="P8"/>
      <text:p text:style-name="P7"><text:tab/>c) tr a z &lt; salida.txt (fichero con la salida del comando ls –l)</text:p>
      <text:p text:style-name="P7"><text:tab/><text:tab/><text:span text:style-name="T5">Sustituye los caracteres “a” por “z” del archivo salida.txt</text:span></text:p>
      <text:p text:style-name="P7"/>
      <text:p text:style-name="P7"><text:tab/>d) tr '[A-Z]' '[a-z]' &lt; salida.txt</text:p>
      <text:p text:style-name="P7"><text:tab/><text:tab/><text:span text:style-name="T5">Sustituye las mayusculas por minusculas del archivo salida.txt.</text:span></text:p>
      <text:p text:style-name="P7"/>
      <text:p text:style-name="P10"><text:tab/>e) tr -d ' ' &lt; salida.txt</text:p>
      <text:p text:style-name="P7"><text:tab/><text:tab/><text:span text:style-name="T6">Elimina los espacios del archivo salida.txt</text:span></text:p>
      <text:p text:style-name="P7"/>
      <text:p text:style-name="P7"><text:soft-page-break/><text:tab/>f) cut -c1 salida.txt</text:p>
      <text:p text:style-name="P7"><text:tab/><text:tab/><text:span text:style-name="T6">Muestra solamente el primer carácter de cada linea del fichero salida.txt</text:span></text:p>
      <text:p text:style-name="P7"/>
      <text:p text:style-name="P10"><text:tab/>g) cut –c 1,5,10-20 salida.txt </text:p>
      <text:p text:style-name="P10"><text:tab/><text:tab/><text:span text:style-name="T7">Muestra el primer carácter, el quinto, y del decimo al veinteavo de cada linea del <text:tab/><text:tab/>fichero salida.txt. </text:span></text:p>
      <text:p text:style-name="P10"/>
      <text:p text:style-name="P10"><text:tab/>h) cut –d: -f3- salida.txt</text:p>
      <text:p text:style-name="P10"><text:tab/><text:tab/><text:span text:style-name="T7">Delimita el texto por el carácter “:” y selecciona la tercera columna.</text:span></text:p>
      <text:p text:style-name="P4"/>
      <text:p text:style-name="P4"/>
      <text:p text:style-name="P11">10. Crea los siguientes ficheros</text:p>
      <text:p text:style-name="P11"><text:tab/>a) $cat &gt; nombres </text:p>
      <text:p text:style-name="P21">george </text:p>
      <text:p text:style-name="P21">fred </text:p>
      <text:p text:style-name="P21">david </text:p>
      <text:p text:style-name="P21">janet </text:p>
      <text:p text:style-name="P21"/>
      <text:p text:style-name="P11"><text:tab/><text:tab/><text:span text:style-name="T9">echo -e "george\nfred\ndavid\njanet" &gt; nombres</text:span></text:p>
      <text:p text:style-name="P11"><text:tab/></text:p>
      <text:p text:style-name="P11"><text:tab/>b) $cat &gt; direcciones </text:p>
      <text:p text:style-name="P21">55 Aim Avenue </text:p>
      <text:p text:style-name="P21">1005 Marks Road </text:p>
      <text:p text:style-name="P21">5 Thompson Street </text:p>
      <text:p text:style-name="P21">43 Pedwell Road</text:p>
      <text:p text:style-name="P21"/>
      <text:p text:style-name="P20"><text:span text:style-name="T9">echo -</text:span><text:span text:style-name="T10">e</text:span><text:span text:style-name="T9"> "55 Aim Avenue</text:span><text:span text:style-name="T10">\n</text:span><text:span text:style-name="T9">1005 Marks Road</text:span><text:span text:style-name="T10">\n</text:span><text:span text:style-name="T9">5 Thompson Street</text:span><text:span text:style-name="T10">\n</text:span><text:span text:style-name="T9">43 Pedwell Road" &gt; direcciones</text:span></text:p>
      <text:p text:style-name="P4"/>
      <text:p text:style-name="P11">11. Ejecuta los siguientes comandos y explica que hace cada uno de ellos</text:p>
      <text:p text:style-name="P17">a) paste nombres direcciones </text:p>
      <text:p text:style-name="P21"><text:span text:style-name="T8">Muestra por pantalla el contenido del archivo “nombres” y “direcciones”. </text:span><text:span text:style-name="T12">Poniendo en la primera columna el contenido de “nombres” y en la siguiente el contenido de “direcciones”.</text:span></text:p>
      <text:p text:style-name="P17"/>
      <text:p text:style-name="P17">b) paste –d: nombres direcciones </text:p>
      <text:p text:style-name="P22"><text:span text:style-name="T8">Muestra por pantalla el contenido del archivo “nombres” y “direcciones”. </text:span><text:span text:style-name="T12">Poniendo en la primera columna el contenido de “nombres” y en la siguiente el contenido de “direcciones” separado por el carácter “:”.</text:span></text:p>
      <text:p text:style-name="P21"/>
      <text:p text:style-name="P17">c) paste -s nombres</text:p>
      <text:p text:style-name="P17"><text:tab/><text:span text:style-name="T12">Muestra por pantalla el contenido del archivo “nombres” separado por tabulaciones.</text:span></text:p>
      <text:p text:style-name="P4"><text:tab/></text:p>
      <text:p text:style-name="P4"/>
      <text:p text:style-name="P12">12. ¿Cuál es la orden para crear el siguiente fichero libro.telefonos a partir de los dos ficheros anteriores?. Deberás crear un tercer fichero con los teléfonos de los usuarios llamado “telefonos”.</text:p>
      <text:p text:style-name="P12"/>
      <text:p text:style-name="P18">george!2334234!55 Aim Avenue </text:p>
      <text:p text:style-name="P18">fred!343423!1005 Marks Road </text:p>
      <text:p text:style-name="P18"><text:soft-page-break/>david!5838434!5 Thompson Street ` </text:p>
      <text:p text:style-name="P18">janet!33343!43 Pedwell Road</text:p>
      <text:p text:style-name="P18"/>
      <text:p text:style-name="P19">echo -e "2334234\n343423\n5838434\n33343" &gt; telefonos</text:p>
      <text:p text:style-name="P19"/>
      <text:p text:style-name="P19">paste -d ! nombres telefonos direcciones &gt; libro.telefonos</text:p>
      <text:p text:style-name="P18"/>
      <text:p text:style-name="P18"/>
      <text:p text:style-name="P4">13. Sobre el fichero libro.telefonos, ¿qué comandos utilizarías para ordenar el fichero por nombres?.</text:p>
      <text:p text:style-name="P4"><text:tab/><text:span text:style-name="T10">sort libro.telefonos</text:span></text:p>
      <text:p text:style-name="P4"/>
      <text:p text:style-name="P4">14. Ordenar el fichero en orden descendente por el número de teléfono.</text:p>
      <text:p text:style-name="P4"><text:tab/><text:span text:style-name="T10">sort -t"!" -k2 -n libro.telefonos</text:span></text:p>
      <text:p text:style-name="P4"/>
      <text:p text:style-name="P4">15.Mostrar solo las columnas de las direcciones.</text:p>
      <text:p text:style-name="P4"><text:tab/><text:span text:style-name="T10">cut -d"!" -f3 libro.telefonos</text:span></text:p>
      <text:p text:style-name="P4"/>
      <text:p text:style-name="P4">16. Cambiar todos los caracteres delimitadores "!" por “:”.</text:p>
      <text:p text:style-name="P4"><text:tab/><text:span text:style-name="T10">tr ! : &lt; libro.telefonos</text:span></text:p>
      <text:p text:style-name="P4"/>
      <text:p text:style-name="P13">17. ¿Qué efecto tendría el siguiente comando?</text:p>
      <text:p text:style-name="P13"><text:tab/>paste -d: -s libro.telefonos</text:p>
      <text:p text:style-name="P13"/>
      <text:p text:style-name="P14"><text:tab/>Sustituye los saltos de linea por el carácter “:”.</text:p>
      <text:p text:style-name="P4"><text:tab/></text:p>
      <text:p text:style-name="P4">18. Obtén un listado ordenado con el nombre de todos los usuarios del sistema (sin duplicados).</text:p>
      <text:p text:style-name="P15"><text:tab/><text:span text:style-name="T10">cat /etc/passwd | cut -d":" -f1 | sort</text:span></text:p>
      <text:p text:style-name="P4"/>
      <text:p text:style-name="P4">19. Genera un fichero llamado “ahora” en el que aparezca la fecha y hora actual del sistema, y los usuarios que hay en el sistema.</text:p>
      <text:p text:style-name="P16"><text:tab/><text:span text:style-name="T10">date &gt; ahora; <text:s/>cat /etc/passwd | cut -d":" -f1 | sort &gt;&gt; ahora</text:span></text:p>
      <text:p text:style-name="P4"/>
      <text:p text:style-name="P4">20. Con el comando tar, realiza una copia de seguridad de todo el contenido de del directorio apuntado por la variable de entorno HOME, empaquetando la información almacenada en la copia.</text:p>
      <text:p text:style-name="P4"><text:tab/><text:span text:style-name="T10">tar -cvf copia_seguridad.tar $HOME</text:span></text:p>
      <text:p text:style-name="P4"/>
      <text:p text:style-name="P4">21. Visualiza los ficheros contenidos en el fichero de copia de seguridad creado en el ejercicio anterior.</text:p>
      <text:p text:style-name="P4"><text:tab/><text:span text:style-name="T10">tar -tf copia_seguridad.tar</text:span></text:p>
      <text:p text:style-name="P4"/>
      <text:p text:style-name="P4">22. Crea un fichero nombre en dicho directorio con tu nombre, y añádelo al fichero de copia de seguridad.</text:p>
      <text:p text:style-name="P4"><text:tab/><text:span text:style-name="T11">echo franco &gt;</text:span><text:span text:style-name="T10"> </text:span><text:span text:style-name="T11">nombre</text:span></text:p>
      <text:p text:style-name="P4"><text:span text:style-name="T10"><text:tab/>tar -rvf copia_seguridad.tar </text:span><text:span text:style-name="T11">nombre</text:span></text:p>
      <text:p text:style-name="P4"><text:span text:style-name="T11"/></text:p>
      <text:p text:style-name="P4">23.Modifica el fichero nombre incluyendo también tus apellidos. Actualiza el fichero de la copia de seguridad con los nuevos datos.</text:p>
      <text:p text:style-name="P4"><text:tab/><text:span text:style-name="T10">echo larrea &gt;&gt; nombre</text:span></text:p>
      <text:p text:style-name="P24"><text:span text:style-name="T10"><text:tab/>tar -rvf copia_seguridad.tar nomb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c824" officeooo:paragraph-rsid="001ec8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mplantación de Sistemas Operativos <text:tab/><text:tab/>Franco Larrea</text:p>
        <text:p text:style-name="MP1">U3. Introducción a GNU/Linux <text:tab/><text:tab/>1º ASI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5:27:13.969000000</meta:creation-date>
    <dc:date>2021-02-04T20:13:04.888000000</dc:date>
    <meta:editing-duration>PT1H19M3S</meta:editing-duration>
    <meta:editing-cycles>16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92" meta:word-count="797" meta:character-count="5050" meta:non-whitespace-character-count="4261"/>
  </office:meta>
</office:document-meta>
</file>